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57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erif;Times New Roman" fo:font-size="10pt" fo:font-weight="bold" fo:country="ES" style:country-asian="SA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country="ES" style:country-asian="SA" style:font-name="Liberation mono;Courier New" style:font-name-asian="Courier New" style:font-size-asian="12pt"/>
    </style:style>
    <style:style style:name="T3" style:family="text">
      <style:text-properties fo:color="#000000" fo:font-size="10pt" fo:font-weight="bold" fo:country="ES" style:country-asian="SA" style:font-name="Liberation serif;Times New Roman" style:font-name-asian="Cambria" style:font-size-asian="10pt" style:font-size-complex="10pt" style:font-weight-asian="bold" style:font-weight-complex="bold"/>
    </style:style>
    <style:style style:name="T4" style:family="text">
      <style:text-properties fo:color="#000000" style:font-name="Liberation serif;Times New Roman" fo:font-size="9pt" fo:font-weight="bold" fo:country="ES" style:country-asian="SA" style:font-name-asian="Cambria" style:font-size-asian="9pt" style:font-size-complex="9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76.9mm" svg:y="5.51mm">
            <loext:p draw:notify-on-update-of-ranges="Sheet1.A2:Sheet1.A2 Sheet1.A3:Sheet1.A15 Sheet1.B2:Sheet1.B2 Sheet1.B3:Sheet1.B15 Sheet1.C2:Sheet1.C2 Sheet1.C3:Sheet1.C15 Sheet1.D2:Sheet1.D2 Sheet1.D3:Sheet1.D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79mm" svg:x="178.4mm" svg:y="105.24mm">
            <loext:p draw:notify-on-update-of-ranges="Sheet1.A17:Sheet1.A17 Sheet1.A18:Sheet1.A30 Sheet1.B17:Sheet1.B17 Sheet1.B18:Sheet1.B30 Sheet1.C17:Sheet1.C17 Sheet1.C18:Sheet1.C30 Sheet1.D17:Sheet1.D17 Sheet1.D18:Sheet1.D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7"/>
        <table:table-row table:style-name="ro1">
          <table:table-cell table:style-name="Default" office:value-type="string" calcext:value-type="string">
            <text:p>MI PC</text:p>
          </table:table-cell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Globales</text:p>
            <text:p>1 thread/core</text:p>
          </table:table-cell>
          <table:table-cell table:style-name="ce9" office:value-type="string" calcext:value-type="string">
            <text:p><text:span text:style-name="T1">T. paralelo (versión </text:span><text:span text:style-name="T2">for</text:span><text:span text:style-name="T3">)</text:span></text:p>
            <text:p><text:span text:style-name="T4">4threads/cores</text:span></text:p>
          </table:table-cell>
          <table:table-cell table:style-name="ce9" office:value-type="string" calcext:value-type="string">
            <text:p><text:span text:style-name="T1">T. paralelo (versión </text:span><text:span text:style-name="T2">sections)</text:span></text:p>
            <text:p><text:span text:style-name="T4">4 threads/cores</text:span>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081804" calcext:value-type="float">
            <text:p>0,000081804</text:p>
          </table:table-cell>
          <table:table-cell office:value-type="float" office:value="0.000026846" calcext:value-type="float">
            <text:p>0,000026846</text:p>
          </table:table-cell>
          <table:table-cell table:style-name="ce6" office:value-type="float" office:value="0.000240963" calcext:value-type="float">
            <text:p>0,000240963</text:p>
          </table:table-cell>
        </table:table-row>
        <table:table-row table:style-name="ro1">
          <table:table-cell table:style-name="ce3" office:value-type="float" office:value="32768" calcext:value-type="float">
            <text:p>32768</text:p>
          </table:table-cell>
          <table:table-cell table:style-name="ce7" office:value-type="float" office:value="0.000172181" calcext:value-type="float">
            <text:p>0,000172181</text:p>
          </table:table-cell>
          <table:table-cell table:style-name="ce7" office:value-type="float" office:value="0.003983229" calcext:value-type="float">
            <text:p>0,003983229</text:p>
          </table:table-cell>
          <table:table-cell office:value-type="float" office:value="0.000073114" calcext:value-type="float">
            <text:p>0,000073114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318189" calcext:value-type="float">
            <text:p>0,000318189</text:p>
          </table:table-cell>
          <table:table-cell office:value-type="float" office:value="0.000092014" calcext:value-type="float">
            <text:p>0,000092014</text:p>
          </table:table-cell>
          <table:table-cell table:style-name="ce6" office:value-type="float" office:value="0.006776937" calcext:value-type="float">
            <text:p>0,006776937</text:p>
          </table:table-cell>
        </table:table-row>
        <table:table-row table:style-name="ro1">
          <table:table-cell table:style-name="ce4" office:value-type="float" office:value="131072" calcext:value-type="float">
            <text:p>131072</text:p>
          </table:table-cell>
          <table:table-cell table:style-name="ce7" office:value-type="float" office:value="0.000676999" calcext:value-type="float">
            <text:p>0,000676999</text:p>
          </table:table-cell>
          <table:table-cell table:style-name="ce7" office:value-type="float" office:value="0.000605166" calcext:value-type="float">
            <text:p>0,000605166</text:p>
          </table:table-cell>
          <table:table-cell office:value-type="float" office:value="0.002843017" calcext:value-type="float">
            <text:p>0,00284301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1334709" calcext:value-type="float">
            <text:p>0,001334709</text:p>
          </table:table-cell>
          <table:table-cell office:value-type="float" office:value="0.000446333" calcext:value-type="float">
            <text:p>0,000446333</text:p>
          </table:table-cell>
          <table:table-cell table:style-name="ce6" office:value-type="float" office:value="0.00049632" calcext:value-type="float">
            <text:p>0,00049632</text:p>
          </table:table-cell>
        </table:table-row>
        <table:table-row table:style-name="ro1">
          <table:table-cell table:style-name="ce4" office:value-type="float" office:value="524288" calcext:value-type="float">
            <text:p>524288</text:p>
          </table:table-cell>
          <table:table-cell table:style-name="ce7" office:value-type="float" office:value="0.002773188" calcext:value-type="float">
            <text:p>0,002773188</text:p>
          </table:table-cell>
          <table:table-cell table:style-name="ce7" office:value-type="float" office:value="0.006270496" calcext:value-type="float">
            <text:p>0,006270496</text:p>
          </table:table-cell>
          <table:table-cell office:value-type="float" office:value="0.003932557" calcext:value-type="float">
            <text:p>0,00393255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5804684" calcext:value-type="float">
            <text:p>0,005804684</text:p>
          </table:table-cell>
          <table:table-cell office:value-type="float" office:value="0.001840592" calcext:value-type="float">
            <text:p>0,001840592</text:p>
          </table:table-cell>
          <table:table-cell table:style-name="ce6" office:value-type="float" office:value="0.012065011" calcext:value-type="float">
            <text:p>0,012065011</text:p>
          </table:table-cell>
        </table:table-row>
        <table:table-row table:style-name="ro1">
          <table:table-cell table:style-name="ce4" office:value-type="float" office:value="2097152" calcext:value-type="float">
            <text:p>2097152</text:p>
          </table:table-cell>
          <table:table-cell table:style-name="ce7" office:value-type="float" office:value="0.010675232" calcext:value-type="float">
            <text:p>0,010675232</text:p>
          </table:table-cell>
          <table:table-cell table:style-name="ce7" office:value-type="float" office:value="0.004701189" calcext:value-type="float">
            <text:p>0,004701189</text:p>
          </table:table-cell>
          <table:table-cell office:value-type="float" office:value="0.006704848" calcext:value-type="float">
            <text:p>0,00670484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1001773" calcext:value-type="float">
            <text:p>0,021001773</text:p>
          </table:table-cell>
          <table:table-cell office:value-type="float" office:value="0.012576113" calcext:value-type="float">
            <text:p>0,012576113</text:p>
          </table:table-cell>
          <table:table-cell table:style-name="ce6" office:value-type="float" office:value="0.014057242" calcext:value-type="float">
            <text:p>0,014057242</text:p>
          </table:table-cell>
        </table:table-row>
        <table:table-row table:style-name="ro1">
          <table:table-cell table:style-name="ce4" office:value-type="float" office:value="8388608" calcext:value-type="float">
            <text:p>8388608</text:p>
          </table:table-cell>
          <table:table-cell table:style-name="ce7" office:value-type="float" office:value="0.042084288" calcext:value-type="float">
            <text:p>0,042084288</text:p>
          </table:table-cell>
          <table:table-cell table:style-name="ce7" office:value-type="float" office:value="0.023175714" calcext:value-type="float">
            <text:p>0,023175714</text:p>
          </table:table-cell>
          <table:table-cell office:value-type="float" office:value="0.022242361" calcext:value-type="float">
            <text:p>0,02224236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82505688" calcext:value-type="float">
            <text:p>0,082505688</text:p>
          </table:table-cell>
          <table:table-cell office:value-type="float" office:value="0.027192609" calcext:value-type="float">
            <text:p>0,027192609</text:p>
          </table:table-cell>
          <table:table-cell table:style-name="ce6" office:value-type="float" office:value="0.037614208" calcext:value-type="float">
            <text:p>0,037614208</text:p>
          </table:table-cell>
        </table:table-row>
        <table:table-row table:style-name="ro1">
          <table:table-cell table:style-name="ce4" office:value-type="float" office:value="33554432" calcext:value-type="float">
            <text:p>33554432</text:p>
          </table:table-cell>
          <table:table-cell table:style-name="ce7" office:value-type="float" office:value="0.181744982" calcext:value-type="float">
            <text:p>0,181744982</text:p>
          </table:table-cell>
          <table:table-cell table:style-name="ce7" office:value-type="float" office:value="0.068196307" calcext:value-type="float">
            <text:p>0,068196307</text:p>
          </table:table-cell>
          <table:table-cell office:value-type="float" office:value="0.074807719" calcext:value-type="float">
            <text:p>0,074807719</text:p>
          </table:table-cell>
        </table:table-row>
        <table:table-row table:style-name="ro1">
          <table:table-cell table:style-name="ce5" office:value-type="float" office:value="67108864" calcext:value-type="float">
            <text:p>67108864</text:p>
          </table:table-cell>
          <table:table-cell table:style-name="ce8" office:value-type="float" office:value="0.263998134" calcext:value-type="float">
            <text:p>0,263998134</text:p>
          </table:table-cell>
          <table:table-cell table:style-name="ce8" office:value-type="float" office:value="0.148943865" calcext:value-type="float">
            <text:p>0,148943865</text:p>
          </table:table-cell>
          <table:table-cell office:value-type="float" office:value="0.137773396" calcext:value-type="float">
            <text:p>0,137773396</text:p>
          </table:table-cell>
        </table:table-row>
        <table:table-row table:style-name="ro1">
          <table:table-cell table:style-name="Default" office:value-type="string" calcext:value-type="string">
            <text:p>ATC GRID</text:p>
          </table:table-cell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Globales</text:p>
            <text:p>1 thread/core</text:p>
          </table:table-cell>
          <table:table-cell table:style-name="ce9" office:value-type="string" calcext:value-type="string">
            <text:p><text:span text:style-name="T1">T. paralelo (versión </text:span><text:span text:style-name="T2">for</text:span><text:span text:style-name="T3">)</text:span></text:p>
            <text:p><text:span text:style-name="T4">24threads/cores</text:span></text:p>
          </table:table-cell>
          <table:table-cell table:style-name="ce9" office:value-type="string" calcext:value-type="string">
            <text:p><text:span text:style-name="T1">T. paralelo (versión </text:span><text:span text:style-name="T2">sections)</text:span></text:p>
            <text:p><text:span text:style-name="T4">4 threads/cores</text:span>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099651" calcext:value-type="float">
            <text:p>0,000099651</text:p>
          </table:table-cell>
          <table:table-cell office:value-type="float" office:value="0.004130041" calcext:value-type="float">
            <text:p>0,004130041</text:p>
          </table:table-cell>
          <table:table-cell table:style-name="ce6" office:value-type="float" office:value="0.003148791" calcext:value-type="float">
            <text:p>0,003148791</text:p>
          </table:table-cell>
        </table:table-row>
        <table:table-row table:style-name="ro1">
          <table:table-cell table:style-name="ce3" office:value-type="float" office:value="32768" calcext:value-type="float">
            <text:p>32768</text:p>
          </table:table-cell>
          <table:table-cell table:style-name="ce7" office:value-type="float" office:value="0.000256381" calcext:value-type="float">
            <text:p>0,000256381</text:p>
          </table:table-cell>
          <table:table-cell table:style-name="ce7" office:value-type="float" office:value="0.003870223" calcext:value-type="float">
            <text:p>0,003870223</text:p>
          </table:table-cell>
          <table:table-cell office:value-type="float" office:value="0.004032086" calcext:value-type="float">
            <text:p>0,00403208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448235" calcext:value-type="float">
            <text:p>0,000448235</text:p>
          </table:table-cell>
          <table:table-cell office:value-type="float" office:value="0.003957688" calcext:value-type="float">
            <text:p>0,003957688</text:p>
          </table:table-cell>
          <table:table-cell table:style-name="ce6" office:value-type="float" office:value="0.003881484" calcext:value-type="float">
            <text:p>0,003881484</text:p>
          </table:table-cell>
        </table:table-row>
        <table:table-row table:style-name="ro1">
          <table:table-cell table:style-name="ce4" office:value-type="float" office:value="131072" calcext:value-type="float">
            <text:p>131072</text:p>
          </table:table-cell>
          <table:table-cell table:style-name="ce7" office:value-type="float" office:value="0.000834954" calcext:value-type="float">
            <text:p>0,000834954</text:p>
          </table:table-cell>
          <table:table-cell table:style-name="ce7" office:value-type="float" office:value="0.00429405" calcext:value-type="float">
            <text:p>0,00429405</text:p>
          </table:table-cell>
          <table:table-cell office:value-type="float" office:value="0.004148647" calcext:value-type="float">
            <text:p>0,00414864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1691283" calcext:value-type="float">
            <text:p>0,001691283</text:p>
          </table:table-cell>
          <table:table-cell office:value-type="float" office:value="0.003023233" calcext:value-type="float">
            <text:p>0,003023233</text:p>
          </table:table-cell>
          <table:table-cell table:style-name="ce6" office:value-type="float" office:value="0.004561462" calcext:value-type="float">
            <text:p>0,004561462</text:p>
          </table:table-cell>
        </table:table-row>
        <table:table-row table:style-name="ro1">
          <table:table-cell table:style-name="ce4" office:value-type="float" office:value="524288" calcext:value-type="float">
            <text:p>524288</text:p>
          </table:table-cell>
          <table:table-cell table:style-name="ce7" office:value-type="float" office:value="0.003691889" calcext:value-type="float">
            <text:p>0,003691889</text:p>
          </table:table-cell>
          <table:table-cell table:style-name="ce7" office:value-type="float" office:value="0.004232869" calcext:value-type="float">
            <text:p>0,004232869</text:p>
          </table:table-cell>
          <table:table-cell office:value-type="float" office:value="0.004447653" calcext:value-type="float">
            <text:p>0,00444765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7466516" calcext:value-type="float">
            <text:p>0,007466516</text:p>
          </table:table-cell>
          <table:table-cell office:value-type="float" office:value="0.006110645" calcext:value-type="float">
            <text:p>0,006110645</text:p>
          </table:table-cell>
          <table:table-cell table:style-name="ce6" office:value-type="float" office:value="0.007539468" calcext:value-type="float">
            <text:p>0,007539468</text:p>
          </table:table-cell>
        </table:table-row>
        <table:table-row table:style-name="ro1">
          <table:table-cell table:style-name="ce4" office:value-type="float" office:value="2097152" calcext:value-type="float">
            <text:p>2097152</text:p>
          </table:table-cell>
          <table:table-cell table:style-name="ce7" office:value-type="float" office:value="0.015302525" calcext:value-type="float">
            <text:p>0,015302525</text:p>
          </table:table-cell>
          <table:table-cell table:style-name="ce7" office:value-type="float" office:value="0.009454962" calcext:value-type="float">
            <text:p>0,009454962</text:p>
          </table:table-cell>
          <table:table-cell office:value-type="float" office:value="0.009424107" calcext:value-type="float">
            <text:p>0,00942410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8835235" calcext:value-type="float">
            <text:p>0,028835235</text:p>
          </table:table-cell>
          <table:table-cell office:value-type="float" office:value="0.013744505" calcext:value-type="float">
            <text:p>0,013744505</text:p>
          </table:table-cell>
          <table:table-cell table:style-name="ce6" office:value-type="float" office:value="0.016699666" calcext:value-type="float">
            <text:p>0,016699666</text:p>
          </table:table-cell>
        </table:table-row>
        <table:table-row table:style-name="ro1">
          <table:table-cell table:style-name="ce4" office:value-type="float" office:value="8388608" calcext:value-type="float">
            <text:p>8388608</text:p>
          </table:table-cell>
          <table:table-cell table:style-name="ce7" office:value-type="float" office:value="0.056929133" calcext:value-type="float">
            <text:p>0,056929133</text:p>
          </table:table-cell>
          <table:table-cell table:style-name="ce7" office:value-type="float" office:value="0.018977191" calcext:value-type="float">
            <text:p>0,018977191</text:p>
          </table:table-cell>
          <table:table-cell office:value-type="float" office:value="0.028448849" calcext:value-type="float">
            <text:p>0,028448849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115198705" calcext:value-type="float">
            <text:p>0,115198705</text:p>
          </table:table-cell>
          <table:table-cell office:value-type="float" office:value="0.035098512" calcext:value-type="float">
            <text:p>0,035098512</text:p>
          </table:table-cell>
          <table:table-cell table:style-name="ce6" office:value-type="float" office:value="0.053067498" calcext:value-type="float">
            <text:p>0,053067498</text:p>
          </table:table-cell>
        </table:table-row>
        <table:table-row table:style-name="ro1">
          <table:table-cell table:style-name="ce4" office:value-type="float" office:value="33554432" calcext:value-type="float">
            <text:p>33554432</text:p>
          </table:table-cell>
          <table:table-cell table:style-name="ce7" office:value-type="float" office:value="0.221222769" calcext:value-type="float">
            <text:p>0,221222769</text:p>
          </table:table-cell>
          <table:table-cell table:style-name="ce7" office:value-type="float" office:value="0.068993045" calcext:value-type="float">
            <text:p>0,068993045</text:p>
          </table:table-cell>
          <table:table-cell office:value-type="float" office:value="0.101463112" calcext:value-type="float">
            <text:p>0,101463112</text:p>
          </table:table-cell>
        </table:table-row>
        <table:table-row table:style-name="ro1">
          <table:table-cell table:style-name="ce5" office:value-type="float" office:value="67108864" calcext:value-type="float">
            <text:p>67108864</text:p>
          </table:table-cell>
          <table:table-cell table:style-name="ce8" office:value-type="float" office:value="0.419108158" calcext:value-type="float">
            <text:p>0,419108158</text:p>
          </table:table-cell>
          <table:table-cell table:style-name="ce8" office:value-type="float" office:value="0.131313635" calcext:value-type="float">
            <text:p>0,131313635</text:p>
          </table:table-cell>
          <table:table-cell table:style-name="ce8" office:value-type="float" office:value="0.169428146" calcext:value-type="float">
            <text:p>0,1694281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20:59:25.513424108</meta:creation-date>
    <dc:date>2018-03-30T22:16:41.940457715</dc:date>
    <meta:editing-duration>PT6M55S</meta:editing-duration>
    <meta:editing-cycles>1</meta:editing-cycles>
    <meta:document-statistic meta:table-count="1" meta:cell-count="114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264cm" svg:y="3.107cm" style:legend-expansion="high" chart:style-name="ch2"/>
        <chart:plot-area chart:style-name="ch3" table:cell-range-address="Sheet1.A2:Sheet1.D15" chart:data-source-has-labels="both" svg:x="0.32cm" svg:y="0.18cm" svg:width="9.624cm" svg:height="8.64cm">
          <chartooo:coordinate-region svg:x="1.232cm" svg:y="0.18cm" svg:width="8.571cm" svg:height="6.862cm"/>
          <chart:axis chart:dimension="x" chart:name="primary-x" chart:style-name="ch4" chartooo:axis-type="auto">
            <chartooo:date-scale/>
            <chart:categories table:cell-range-address="Sheet1.A3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5" chart:label-cell-address="Sheet1.B2:Sheet1.B2" chart:class="chart:line">
            <chart:data-point chart:repeated="13"/>
          </chart:series>
          <chart:series chart:style-name="ch7" chart:values-cell-range-address="Sheet1.C3:Sheet1.C15" chart:label-cell-address="Sheet1.C2:Sheet1.C2" chart:class="chart:line">
            <chart:data-point chart:repeated="13"/>
          </chart:series>
          <chart:series chart:style-name="ch8" chart:values-cell-range-address="Sheet1.D3:Sheet1.D15" chart:label-cell-address="Sheet1.D2:Sheet1.D2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. Globales
1 thread/core</text:p>
                <draw:g>
                  <svg:desc>Sheet1.B2:Sheet1.B2</svg:desc>
                </draw:g>
              </table:table-cell>
              <table:table-cell office:value-type="string">
                <text:p>T. paralelo (versión for)
4threads/cores</text:p>
                <draw:g>
                  <svg:desc>Sheet1.C2:Sheet1.C2</svg:desc>
                </draw:g>
              </table:table-cell>
              <table:table-cell office:value-type="string">
                <text:p>T. paralelo (versión sections)
4 threads/cores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Sheet1.A3:Sheet1.A15</svg:desc>
                </draw:g>
              </table:table-cell>
              <table:table-cell office:value-type="float" office:value="0.000081804">
                <text:p>0.000081804</text:p>
                <draw:g>
                  <svg:desc>Sheet1.B3:Sheet1.B15</svg:desc>
                </draw:g>
              </table:table-cell>
              <table:table-cell office:value-type="float" office:value="0.000026846">
                <text:p>0.000026846</text:p>
                <draw:g>
                  <svg:desc>Sheet1.C3:Sheet1.C15</svg:desc>
                </draw:g>
              </table:table-cell>
              <table:table-cell office:value-type="float" office:value="0.000240963">
                <text:p>0.000240963</text:p>
                <draw:g>
                  <svg:desc>Sheet1.D3:Sheet1.D15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172181">
                <text:p>0.000172181</text:p>
              </table:table-cell>
              <table:table-cell office:value-type="float" office:value="0.003983229">
                <text:p>0.003983229</text:p>
              </table:table-cell>
              <table:table-cell office:value-type="float" office:value="0.000073114">
                <text:p>0.000073114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318189">
                <text:p>0.000318189</text:p>
              </table:table-cell>
              <table:table-cell office:value-type="float" office:value="0.000092014">
                <text:p>0.000092014</text:p>
              </table:table-cell>
              <table:table-cell office:value-type="float" office:value="0.006776937">
                <text:p>0.006776937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676999">
                <text:p>0.000676999</text:p>
              </table:table-cell>
              <table:table-cell office:value-type="float" office:value="0.000605166">
                <text:p>0.000605166</text:p>
              </table:table-cell>
              <table:table-cell office:value-type="float" office:value="0.002843017">
                <text:p>0.002843017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1334709">
                <text:p>0.001334709</text:p>
              </table:table-cell>
              <table:table-cell office:value-type="float" office:value="0.000446333">
                <text:p>0.000446333</text:p>
              </table:table-cell>
              <table:table-cell office:value-type="float" office:value="0.00049632">
                <text:p>0.00049632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2773188">
                <text:p>0.002773188</text:p>
              </table:table-cell>
              <table:table-cell office:value-type="float" office:value="0.006270496">
                <text:p>0.006270496</text:p>
              </table:table-cell>
              <table:table-cell office:value-type="float" office:value="0.003932557">
                <text:p>0.003932557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5804684">
                <text:p>0.005804684</text:p>
              </table:table-cell>
              <table:table-cell office:value-type="float" office:value="0.001840592">
                <text:p>0.001840592</text:p>
              </table:table-cell>
              <table:table-cell office:value-type="float" office:value="0.012065011">
                <text:p>0.012065011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10675232">
                <text:p>0.010675232</text:p>
              </table:table-cell>
              <table:table-cell office:value-type="float" office:value="0.004701189">
                <text:p>0.004701189</text:p>
              </table:table-cell>
              <table:table-cell office:value-type="float" office:value="0.006704848">
                <text:p>0.00670484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21001773">
                <text:p>0.021001773</text:p>
              </table:table-cell>
              <table:table-cell office:value-type="float" office:value="0.012576113">
                <text:p>0.012576113</text:p>
              </table:table-cell>
              <table:table-cell office:value-type="float" office:value="0.014057242">
                <text:p>0.01405724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42084288">
                <text:p>0.042084288</text:p>
              </table:table-cell>
              <table:table-cell office:value-type="float" office:value="0.023175714">
                <text:p>0.023175714</text:p>
              </table:table-cell>
              <table:table-cell office:value-type="float" office:value="0.022242361">
                <text:p>0.022242361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82505688">
                <text:p>0.082505688</text:p>
              </table:table-cell>
              <table:table-cell office:value-type="float" office:value="0.027192609">
                <text:p>0.027192609</text:p>
              </table:table-cell>
              <table:table-cell office:value-type="float" office:value="0.037614208">
                <text:p>0.037614208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181744982">
                <text:p>0.181744982</text:p>
              </table:table-cell>
              <table:table-cell office:value-type="float" office:value="0.068196307">
                <text:p>0.068196307</text:p>
              </table:table-cell>
              <table:table-cell office:value-type="float" office:value="0.074807719">
                <text:p>0.074807719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263998134">
                <text:p>0.263998134</text:p>
              </table:table-cell>
              <table:table-cell office:value-type="float" office:value="0.148943865">
                <text:p>0.148943865</text:p>
              </table:table-cell>
              <table:table-cell office:value-type="float" office:value="0.137773396">
                <text:p>0.137773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8cm" xlink:href=".." xlink:type="simple" chart:class="chart:line" chart:style-name="ch1">
        <chart:legend chart:legend-position="end" svg:x="10.264cm" svg:y="3.097cm" style:legend-expansion="high" chart:style-name="ch2"/>
        <chart:plot-area chart:style-name="ch3" table:cell-range-address="Sheet1.A17:Sheet1.D30" chart:data-source-has-labels="both" svg:x="0.265cm" svg:y="0.14cm" svg:width="9.623cm" svg:height="8.621cm">
          <chartooo:coordinate-region svg:x="1.177cm" svg:y="0.339cm" svg:width="8.57cm" svg:height="6.844cm"/>
          <chart:axis chart:dimension="x" chart:name="primary-x" chart:style-name="ch4" chartooo:axis-type="auto">
            <chartooo:date-scale/>
            <chart:categories table:cell-range-address="Sheet1.A18:Sheet1.A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8:Sheet1.B30" chart:label-cell-address="Sheet1.B17:Sheet1.B17" chart:class="chart:line">
            <chart:data-point chart:repeated="13"/>
          </chart:series>
          <chart:series chart:style-name="ch7" chart:values-cell-range-address="Sheet1.C18:Sheet1.C30" chart:label-cell-address="Sheet1.C17:Sheet1.C17" chart:class="chart:line">
            <chart:data-point chart:repeated="13"/>
          </chart:series>
          <chart:series chart:style-name="ch8" chart:values-cell-range-address="Sheet1.D18:Sheet1.D30" chart:label-cell-address="Sheet1.D17:Sheet1.D17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. Globales
1 thread/core</text:p>
                <draw:g>
                  <svg:desc>Sheet1.B17:Sheet1.B17</svg:desc>
                </draw:g>
              </table:table-cell>
              <table:table-cell office:value-type="string">
                <text:p>T. paralelo (versión for)
24threads/cores</text:p>
                <draw:g>
                  <svg:desc>Sheet1.C17:Sheet1.C17</svg:desc>
                </draw:g>
              </table:table-cell>
              <table:table-cell office:value-type="string">
                <text:p>T. paralelo (versión sections)
4 threads/cores</text:p>
                <draw:g>
                  <svg:desc>Sheet1.D17:Sheet1.D17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Sheet1.A18:Sheet1.A30</svg:desc>
                </draw:g>
              </table:table-cell>
              <table:table-cell office:value-type="float" office:value="0.000099651">
                <text:p>0.000099651</text:p>
                <draw:g>
                  <svg:desc>Sheet1.B18:Sheet1.B30</svg:desc>
                </draw:g>
              </table:table-cell>
              <table:table-cell office:value-type="float" office:value="0.004130041">
                <text:p>0.004130041</text:p>
                <draw:g>
                  <svg:desc>Sheet1.C18:Sheet1.C30</svg:desc>
                </draw:g>
              </table:table-cell>
              <table:table-cell office:value-type="float" office:value="0.003148791">
                <text:p>0.003148791</text:p>
                <draw:g>
                  <svg:desc>Sheet1.D18:Sheet1.D30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256381">
                <text:p>0.000256381</text:p>
              </table:table-cell>
              <table:table-cell office:value-type="float" office:value="0.003870223">
                <text:p>0.003870223</text:p>
              </table:table-cell>
              <table:table-cell office:value-type="float" office:value="0.004032086">
                <text:p>0.004032086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448235">
                <text:p>0.000448235</text:p>
              </table:table-cell>
              <table:table-cell office:value-type="float" office:value="0.003957688">
                <text:p>0.003957688</text:p>
              </table:table-cell>
              <table:table-cell office:value-type="float" office:value="0.003881484">
                <text:p>0.003881484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834954">
                <text:p>0.000834954</text:p>
              </table:table-cell>
              <table:table-cell office:value-type="float" office:value="0.00429405">
                <text:p>0.00429405</text:p>
              </table:table-cell>
              <table:table-cell office:value-type="float" office:value="0.004148647">
                <text:p>0.004148647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1691283">
                <text:p>0.001691283</text:p>
              </table:table-cell>
              <table:table-cell office:value-type="float" office:value="0.003023233">
                <text:p>0.003023233</text:p>
              </table:table-cell>
              <table:table-cell office:value-type="float" office:value="0.004561462">
                <text:p>0.004561462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3691889">
                <text:p>0.003691889</text:p>
              </table:table-cell>
              <table:table-cell office:value-type="float" office:value="0.004232869">
                <text:p>0.004232869</text:p>
              </table:table-cell>
              <table:table-cell office:value-type="float" office:value="0.004447653">
                <text:p>0.00444765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7466516">
                <text:p>0.007466516</text:p>
              </table:table-cell>
              <table:table-cell office:value-type="float" office:value="0.006110645">
                <text:p>0.006110645</text:p>
              </table:table-cell>
              <table:table-cell office:value-type="float" office:value="0.007539468">
                <text:p>0.00753946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15302525">
                <text:p>0.015302525</text:p>
              </table:table-cell>
              <table:table-cell office:value-type="float" office:value="0.009454962">
                <text:p>0.009454962</text:p>
              </table:table-cell>
              <table:table-cell office:value-type="float" office:value="0.009424107">
                <text:p>0.00942410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28835235">
                <text:p>0.028835235</text:p>
              </table:table-cell>
              <table:table-cell office:value-type="float" office:value="0.013744505">
                <text:p>0.013744505</text:p>
              </table:table-cell>
              <table:table-cell office:value-type="float" office:value="0.016699666">
                <text:p>0.016699666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56929133">
                <text:p>0.056929133</text:p>
              </table:table-cell>
              <table:table-cell office:value-type="float" office:value="0.018977191">
                <text:p>0.018977191</text:p>
              </table:table-cell>
              <table:table-cell office:value-type="float" office:value="0.028448849">
                <text:p>0.028448849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115198705">
                <text:p>0.115198705</text:p>
              </table:table-cell>
              <table:table-cell office:value-type="float" office:value="0.035098512">
                <text:p>0.035098512</text:p>
              </table:table-cell>
              <table:table-cell office:value-type="float" office:value="0.053067498">
                <text:p>0.053067498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221222769">
                <text:p>0.221222769</text:p>
              </table:table-cell>
              <table:table-cell office:value-type="float" office:value="0.068993045">
                <text:p>0.068993045</text:p>
              </table:table-cell>
              <table:table-cell office:value-type="float" office:value="0.101463112">
                <text:p>0.101463112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419108158">
                <text:p>0.419108158</text:p>
              </table:table-cell>
              <table:table-cell office:value-type="float" office:value="0.131313635">
                <text:p>0.131313635</text:p>
              </table:table-cell>
              <table:table-cell office:value-type="float" office:value="0.169428146">
                <text:p>0.1694281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